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bdd" officeooo:paragraph-rsid="001fdbdd"/>
    </style:style>
    <style:style style:name="P2" style:family="paragraph" style:parent-style-name="Standard">
      <style:text-properties officeooo:rsid="00213109" officeooo:paragraph-rsid="00213109"/>
    </style:style>
    <style:style style:name="P3" style:family="paragraph" style:parent-style-name="Text_20_body">
      <style:text-properties fo:font-variant="normal" fo:text-transform="none" fo:color="#333333" style:font-name="Helvetica Neue" fo:font-size="9.75pt" fo:letter-spacing="normal" fo:font-style="normal" fo:font-weight="normal" officeooo:rsid="00213109" officeooo:paragraph-rsid="00213109" style:font-weight-asian="normal" style:font-weight-complex="normal"/>
    </style:style>
    <style:style style:name="P4" style:family="paragraph" style:parent-style-name="Text_20_body">
      <style:text-properties fo:font-variant="normal" fo:text-transform="none" fo:color="#333333" style:font-name="Helvetica Neue" fo:font-size="9.75pt" fo:letter-spacing="normal" fo:font-style="normal" fo:font-weight="bold" officeooo:rsid="00213109" officeooo:paragraph-rsid="00213109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 officeooo:rsid="002477f0" officeooo:paragraph-rsid="002477f0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bold" officeooo:rsid="0022bc4d" officeooo:paragraph-rsid="0022bc4d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bold" officeooo:rsid="00230ec2" officeooo:paragraph-rsid="00230ec2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officeooo:paragraph-rsid="002477f0"/>
    </style:style>
    <style:style style:name="T1" style:family="text">
      <style:text-properties officeooo:rsid="001fdbdd"/>
    </style:style>
    <style:style style:name="T2" style:family="text">
      <style:text-properties officeooo:rsid="00213109"/>
    </style:style>
    <style:style style:name="T3" style:family="text">
      <style:text-properties officeooo:rsid="0022bc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dbdd" style:font-weight-asian="normal" style:font-weight-complex="normal"/>
    </style:style>
    <style:style style:name="T6" style:family="text">
      <style:text-properties fo:font-weight="normal" officeooo:rsid="00230ec2" style:font-weight-asian="normal" style:font-weight-complex="normal"/>
    </style:style>
    <style:style style:name="T7" style:family="text">
      <style:text-properties fo:font-weight="normal" officeooo:rsid="002477f0" style:font-weight-asian="normal" style:font-weight-complex="normal"/>
    </style:style>
    <style:style style:name="T8" style:family="text">
      <style:text-properties officeooo:rsid="002477f0"/>
    </style:style>
    <style:style style:name="T9" style:family="text">
      <style:text-properties fo:font-variant="normal" fo:text-transform="none" fo:color="#333333" style:font-name="Helvetica Neue" fo:font-size="9.75pt" fo:letter-spacing="normal" fo:font-style="normal" fo:font-weight="normal" officeooo:rsid="002477f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othy Thomas</text:p>
      <text:p text:style-name="P1">CS 290 – Spring 2015 <text:s text:c="32"/>Activity: <text:s/>Practice!</text:p>
      <text:p text:style-name="P1"/>
      <text:p text:style-name="P1">For this week's activity I decided to make a page that serves as a checkbook ledger for a bitcoin account. <text:s/>It allows one to add and delete transactions (either credits or debits). <text:s/>It displays a balance that is automatically updated as transactions are added or deleted. <text:s/><text:span text:style-name="T8">T</text:span>he functionality is very similar to the to-do list example provided in this week's module. <text:s/><text:span text:style-name="T2">What follows is discussion regarding how I checked my understanding of the different topics and what difficulties I had.</text:span></text:p>
      <text:p text:style-name="P2"/>
      <text:p text:style-name="P4">Create sessions, add and update different kinds of data to sessions and end sessions. <text:s/><text:span text:style-name="T1">S</text:span>et up pages to accept data from forms.</text:p>
      <text:p text:style-name="P3">What I did: <text:s/>enabled user to create a new session similar to the to-do list example. <text:s/>Used forms to allow users to add transactions to the ledger and delete transactions from the ledger.</text:p>
      <text:p text:style-name="P3">Difficulties: <text:s/>Keeping track of variable names in the session object, local variables in the javascript code, views and the form submission variables and ensuring consistency was the most difficult part <text:span text:style-name="T8">in getting a basic app up and running. </text:span><text:s/>It took some time to get all the bugs worked <text:span text:style-name="T8">out</text:span>, but was a good exercise in learning how the javascript code and session object is linked to the views and data displayed on the page. <text:s/>For example, it took some time to figure out why the account balance was showing up as NaN, <text:span text:style-name="T8">even though the </text:span>amounts in the transactions looked correct. <text:s/><text:span text:style-name="T3">I finally figured out that I was trying to access <text:s/>the individual transaction amounts with req.session.amount instead of req.body.amount. <text:s/>The second one is correct since when a new transaction is submitted, the amount data is contained in the request body.</text:span></text:p>
      <text:p text:style-name="P6"><text:span text:style-name="T1">M</text:span>ake HTTP requests, including POSTs, from the server and deal with the data you get back. <text:s/></text:p>
      <text:p text:style-name="P7"><text:span text:style-name="T4">What I did: <text:s/></text:span><text:span text:style-name="T6">Since the user tracks all transactions using bitcoin as the currency, I added a request to the </text:span><text:a xlink:type="simple" xlink:href="http://coinbase.com/" text:style-name="Internet_20_link" text:visited-style-name="Visited_20_Internet_20_Link"><text:span text:style-name="T5">http://coinbase.com</text:span></text:a><text:span text:style-name="T5"> API </text:span><text:span text:style-name="T6">to fetch the spot price of bitcoin in US dollars. <text:s/>I then used this data to calculate and display the account balance in dollars in addition to the already-displayed bitcoin </text:span><text:span text:style-name="T7">amount</text:span><text:span text:style-name="T6">.</text:span></text:p>
      <text:p text:style-name="P8"><text:span text:style-name="T6">D</text:span><text:span text:style-name="T4">ifficulties: <text:s/>this was the most difficult part of the assignment. <text:s/>I was banging my head against the wall trying to make this work as the USD account balance was not displaying. <text:s/>I couldn't even reliably log the returned spot price to the console. <text:s/>I knew that I was correctly parsing the JSON object returned, because sometimes when I would refresh the page or hit the back button it would magically show up in the console. <text:s/>Finally, after re-reading the class material, it dawned on me that I was not rendering the page inside the request call-back function. <text:s/>Once I fixed this in both the get and post </text:span><text:span text:style-name="T7">handlers</text:span><text:span text:style-name="T4">, it worked fine.</text:span></text:p>
      <text:p text:style-name="P6">Make sure you can handle nested asynchronous requests and process errors if they crop up (force errors to happen by doing things like entering in the wrong URL).</text:p>
      <text:p text:style-name="P5">What I did: <text:s/>I then added a nested asynchronous post request to my still running GET-POST checker from last week. <text:s/>I just put in some garbage data and logged it to the console to make sure I could get it working properly. <text:s/>Lastly I did some testing to makes sure errors were correctly handled by entering the wrong URL and doing things like page refreshes, back button, etc.</text:p>
      <text:p text:style-name="P9"><text:span text:style-name="T9">Difficulties: <text:s/>None with this step since I had figured out how to properly nest the requests and where to locate the page render stat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6-05-21T20:23:38.301563489</meta:creation-date>
    <dc:date>2016-05-22T14:54:02.986752865</dc:date>
    <dc:creator>Tim </dc:creator>
    <meta:editing-duration>PT25M16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12" meta:word-count="584" meta:character-count="3433" meta:non-whitespace-character-count="2800"/>
  </office:meta>
</office:document-meta>
</file>